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a3e22"/>
    </style:style>
    <style:style style:name="P2" style:family="paragraph" style:parent-style-name="Standard">
      <style:text-properties style:font-name="AR PL UKai CN" fo:font-size="15pt" officeooo:paragraph-rsid="000a6118" style:font-name-asian="AR PL UKai CN" style:font-size-asian="15pt" style:font-size-complex="15pt"/>
    </style:style>
    <style:style style:name="P3" style:family="paragraph" style:parent-style-name="Standard">
      <style:text-properties fo:color="#ce181e" style:font-name="AR PL UKai CN" fo:font-size="15pt" officeooo:paragraph-rsid="000a6118" style:font-name-asian="AR PL UKai CN" style:font-size-asian="15pt" style:font-size-complex="15pt"/>
    </style:style>
    <style:style style:name="P4" style:family="paragraph" style:parent-style-name="Standard">
      <style:paragraph-properties fo:margin-left="0.741cm" fo:margin-right="0cm" fo:text-indent="0cm" style:auto-text-indent="false"/>
      <style:text-properties officeooo:paragraph-rsid="000a3e22"/>
    </style:style>
    <style:style style:name="P5" style:family="paragraph" style:parent-style-name="Standard">
      <style:paragraph-properties fo:margin-left="0cm" fo:margin-right="0cm" fo:text-indent="2.223cm" style:auto-text-indent="false"/>
      <style:text-properties officeooo:paragraph-rsid="000a3e22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 PL UKai CN" fo:font-size="15pt" officeooo:paragraph-rsid="000a6118" style:font-name-asian="AR PL UKai CN" style:font-size-asian="15pt" style:font-size-complex="15pt"/>
    </style:style>
    <style:style style:name="P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Source Code Pro" fo:font-size="16.5pt" fo:font-style="italic"/>
    </style:style>
    <style:style style:name="P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Source Code Pro" fo:font-size="16.5pt"/>
    </style:style>
    <style:style style:name="P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1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 style:font-name="Source Code Pro" fo:font-size="16.5pt" fo:font-weight="bold"/>
    </style:style>
    <style:style style:name="P1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/>
    </style:style>
    <style:style style:name="P12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Source Code Pro" fo:font-size="16.5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color="#800a01" style:font-name="Source Code Pro" fo:font-size="16.5pt" fo:font-style="italic" officeooo:paragraph-rsid="000a3e22"/>
    </style:style>
    <style:style style:name="P14" style:family="paragraph" style:parent-style-name="Heading_20_3">
      <style:text-properties officeooo:paragraph-rsid="000a3e22"/>
    </style:style>
    <style:style style:name="P15" style:family="paragraph" style:parent-style-name="List_20_Paragraph" style:list-style-name="WWNum20">
      <style:text-properties officeooo:paragraph-rsid="000a3e22"/>
    </style:style>
    <style:style style:name="P16" style:family="paragraph" style:parent-style-name="List_20_Paragraph">
      <style:paragraph-properties fo:margin-left="0.633cm" fo:margin-right="0cm" fo:text-indent="0.741cm" style:auto-text-indent="false"/>
      <style:text-properties officeooo:paragraph-rsid="000a3e22"/>
    </style:style>
    <style:style style:name="P17" style:family="paragraph" style:parent-style-name="List_20_Paragraph">
      <style:paragraph-properties fo:margin-left="1.376cm" fo:margin-right="0cm" fo:text-indent="0.741cm" style:auto-text-indent="false"/>
      <style:text-properties officeooo:paragraph-rsid="000a3e22"/>
    </style:style>
    <style:style style:name="P18" style:family="paragraph" style:parent-style-name="List_20_Paragraph">
      <style:paragraph-properties fo:margin-left="1.376cm" fo:margin-right="0cm" fo:text-indent="0cm" style:auto-text-indent="false"/>
      <style:text-properties officeooo:paragraph-rsid="000a3e22"/>
    </style:style>
    <style:style style:name="T1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2" style:family="text">
      <style:text-properties fo:color="#800a01"/>
    </style:style>
    <style:style style:name="T3" style:family="text">
      <style:text-properties fo:color="#800a01" style:font-name-asian="AR PL UKai HK" style:font-size-asian="16.5pt" style:font-style-asian="italic"/>
    </style:style>
    <style:style style:name="T4" style:family="text">
      <style:text-properties style:font-name="Source Code Pro" fo:font-size="16.5pt"/>
    </style:style>
    <style:style style:name="T5" style:family="text">
      <style:text-properties style:font-name="Source Code Pro" fo:font-size="16.5pt" fo:font-weight="bold"/>
    </style:style>
    <style:style style:name="T6" style:family="text">
      <style:text-properties fo:color="#800400"/>
    </style:style>
    <style:style style:name="T7" style:family="text">
      <style:text-properties fo:color="#800400" style:font-name="Source Code Pro" fo:font-size="16.5pt" fo:font-style="italic"/>
    </style:style>
    <style:style style:name="T8" style:family="text">
      <style:text-properties fo:color="#800400" style:font-name-asian="AR PL UKai HK" style:font-size-asian="16.5pt" style:font-style-asian="italic"/>
    </style:style>
    <style:style style:name="T9" style:family="text">
      <style:text-properties fo:color="#800400" fo:font-style="italic"/>
    </style:style>
    <style:style style:name="T10" style:family="text">
      <style:text-properties fo:color="#008080"/>
    </style:style>
    <style:style style:name="T11" style:family="text">
      <style:text-properties fo:color="#008080" style:font-name="Source Code Pro" fo:font-size="16.5pt" fo:font-weight="bold"/>
    </style:style>
    <style:style style:name="T12" style:family="text">
      <style:text-properties fo:color="#008080" style:font-name-asian="AR PL UKai TW" style:font-size-asian="16.5pt" style:font-weight-asian="bold"/>
    </style:style>
    <style:style style:name="T13" style:family="text">
      <style:text-properties fo:color="#008080" style:font-name-asian="Source Code Pro" style:font-size-asian="16.5pt"/>
    </style:style>
    <style:style style:name="T14" style:family="text">
      <style:text-properties fo:color="#008080" fo:font-weight="bold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Source Code Pro" fo:font-size="16.5pt"/>
    </style:style>
    <style:style style:name="T18" style:family="text">
      <style:text-properties fo:color="#000080" style:font-name="Source Code Pro" fo:font-size="16.5pt" fo:font-weight="bold"/>
    </style:style>
    <style:style style:name="T19" style:family="text">
      <style:text-properties fo:color="#b200b2" style:font-name="Source Code Pro" fo:font-size="16.5pt"/>
    </style:style>
    <style:style style:name="T20" style:family="text">
      <style:text-properties fo:color="#0000b2"/>
    </style:style>
    <style:style style:name="T21" style:family="text">
      <style:text-properties fo:color="#0000ff" style:font-name="Source Code Pro" fo:font-size="16.5pt"/>
    </style:style>
    <style:style style:name="T22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3">函数装饰器<text:span text:style-name="md-expand"><text:span text:style-name="T1">decorators</text:span></text:span></text:h>
      <text:list xml:id="list43709009" text:style-name="WWNum20">
        <text:list-item>
          <text:p text:style-name="P15">定义：在不改变原函数的调用以及内部代码情况下，为其添加新功能的函数。</text:p>
        </text:list-item>
        <text:list-item>
          <text:p text:style-name="P15">语法</text:p>
        </text:list-item>
      </text:list>
      <text:p text:style-name="P16">def 函数装饰器名称(func):</text:p>
      <text:p text:style-name="P16"><text:s text:c="4"/>def 内嵌函数(*args, **kwargs):</text:p>
      <text:p text:style-name="P16"><text:s text:c="8"/>需要添加的新功能</text:p>
      <text:p text:style-name="P16"><text:s text:c="8"/>return func(*args, **kwargs)</text:p>
      <text:p text:style-name="P17">return wrapper</text:p>
      <text:p text:style-name="P17"/>
      <text:p text:style-name="P18">@ 函数装饰器名称</text:p>
      <text:p text:style-name="P18">def 原函数名称(参数):</text:p>
      <text:p text:style-name="P18"><text:tab/><text:tab/>函数体</text:p>
      <text:p text:style-name="P18"/>
      <text:p text:style-name="P18">原函数(参数)</text:p>
      <text:p text:style-name="P18"/>
      <text:list xml:id="list202214601477384" text:continue-numbering="true" text:style-name="WWNum20">
        <text:list-item>
          <text:p text:style-name="P15">本质：使用“@函数装饰器名称”修饰原函数，等同于创建与原函数名称相同的变量，关联内嵌函数；故调用原函数时执行内嵌函数。</text:p>
        </text:list-item>
      </text:list>
      <text:p text:style-name="P5">原函数名称 = 函数装饰器名称（原函数名称）</text:p>
      <text:p text:style-name="P1"/>
      <text:list xml:id="list202213081457501" text:continue-numbering="true" text:style-name="WWNum20">
        <text:list-item>
          <text:p text:style-name="P15">装饰器链：</text:p>
        </text:list-item>
      </text:list>
      <text:p text:style-name="P18">一个函数可以被多个装饰器修饰，执行顺序为从近到远。</text:p>
      <text:p text:style-name="P13">"""</text:p>
      <text:p text:style-name="P9"><text:span text:style-name="T2"><text:s text:c="4"/></text:span><text:span text:style-name="T3">装饰器</text:span></text:p>
      <text:p text:style-name="P7">"""</text:p>
      <text:p text:style-name="P9"><text:span text:style-name="T7"># </text:span><text:span text:style-name="T8">需求变化</text:span><text:span text:style-name="T7">:</text:span><text:span text:style-name="T8">在以下两个函数中</text:span><text:span text:style-name="T7">,</text:span><text:span text:style-name="T8">增加新功能</text:span><text:span text:style-name="T7">(</text:span><text:span text:style-name="T8">在控制台中打印函数名称</text:span><text:span text:style-name="T7">).</text:span></text:p>
      <text:p text:style-name="P10">"""</text:p>
      <text:p text:style-name="P10">def say_hello(): </text:p>
      <text:p text:style-name="P11"><text:s text:c="4"/><text:span text:style-name="T5">print("hello")</text:span></text:p>
      <text:p text:style-name="P10">def say_goodbye(): </text:p>
      <text:p text:style-name="P11"><text:s text:c="4"/><text:span text:style-name="T5">print("goodbye")</text:span></text:p>
      <text:p text:style-name="P10">say_hello()</text:p>
      <text:p text:style-name="P10">say_goodbye()</text:p>
      <text:p text:style-name="P10">"""</text:p>
      <text:p text:style-name="P9"><text:span text:style-name="T7"># </text:span><text:span text:style-name="T8">缺点</text:span><text:span text:style-name="T7">:</text:span><text:span text:style-name="T8">新增加的功能</text:span><text:span text:style-name="T7">,</text:span><text:span text:style-name="T8">定义了多次</text:span><text:span text:style-name="T7">.</text:span></text:p>
      <text:p text:style-name="P10">"""</text:p>
      <text:p text:style-name="P10"><text:soft-page-break/>def say_hello():</text:p>
      <text:p text:style-name="P11"><text:s text:c="4"/><text:span text:style-name="T5">print("say_hello")</text:span></text:p>
      <text:p text:style-name="P11"><text:s text:c="4"/><text:span text:style-name="T5">print("hello")</text:span></text:p>
      <text:p text:style-name="P10">def say_goodbye():</text:p>
      <text:p text:style-name="P11"><text:s text:c="4"/><text:span text:style-name="T5">print("say_goodbye")</text:span></text:p>
      <text:p text:style-name="P11"><text:s text:c="4"/><text:span text:style-name="T5">print("goodbye")</text:span></text:p>
      <text:p text:style-name="P10">say_hello()</text:p>
      <text:p text:style-name="P10">say_goodbye()</text:p>
      <text:p text:style-name="P10">"""</text:p>
      <text:p text:style-name="P9"><text:span text:style-name="T7"># </text:span><text:span text:style-name="T8">行为相同</text:span><text:span text:style-name="T7">,</text:span><text:span text:style-name="T8">数据不同</text:span><text:span text:style-name="T7">.</text:span></text:p>
      <text:p text:style-name="P9"><text:span text:style-name="T7"># </text:span><text:span text:style-name="T8">提取相同的行为</text:span></text:p>
      <text:p text:style-name="P9"><text:span text:style-name="T7"># </text:span><text:span text:style-name="T8">缺点</text:span><text:span text:style-name="T7">: </text:span><text:span text:style-name="T8">增加新功能</text:span><text:span text:style-name="T7">,</text:span><text:span text:style-name="T8">修改原有函数内部</text:span><text:span text:style-name="T7">(</text:span><text:span text:style-name="T8">代码可读性不高</text:span><text:span text:style-name="T7">).</text:span></text:p>
      <text:p text:style-name="P10">"""</text:p>
      <text:p text:style-name="P10">def print_func_name(func):</text:p>
      <text:p text:style-name="P9"><text:span text:style-name="T10"><text:s text:c="4"/></text:span><text:span text:style-name="T11">print(func.__name__)# </text:span><text:span text:style-name="T12">函数</text:span><text:span text:style-name="T13"> </text:span><text:span text:style-name="T11">--&gt; </text:span><text:span text:style-name="T12">名称</text:span></text:p>
      <text:p text:style-name="P10">def say_hello():</text:p>
      <text:p text:style-name="P11"><text:s text:c="4"/><text:span text:style-name="T5">print_func_name(say_hello)</text:span></text:p>
      <text:p text:style-name="P11"><text:s text:c="4"/><text:span text:style-name="T5">print("hello")</text:span></text:p>
      <text:p text:style-name="P10">def say_goodbye():</text:p>
      <text:p text:style-name="P11"><text:s text:c="4"/><text:span text:style-name="T5">print_func_name(say_goodbye)</text:span></text:p>
      <text:p text:style-name="P11"><text:s text:c="4"/><text:span text:style-name="T5">print("goodbye")</text:span></text:p>
      <text:p text:style-name="P10">"""</text:p>
      <text:p text:style-name="P10">"""</text:p>
      <text:p text:style-name="P9"><text:span text:style-name="T11"># </text:span><text:span text:style-name="T12">新功能</text:span></text:p>
      <text:p text:style-name="P10">def print_func_name(func):</text:p>
      <text:p text:style-name="P11"><text:s text:c="4"/><text:span text:style-name="T5">print(func.__name__)</text:span></text:p>
      <text:p text:style-name="P9"><text:span text:style-name="T11"># </text:span><text:span text:style-name="T12">旧功能</text:span></text:p>
      <text:p text:style-name="P10">def say_hello(): </text:p>
      <text:p text:style-name="P11"><text:s text:c="4"/><text:span text:style-name="T5">print("hello")</text:span></text:p>
      <text:p text:style-name="P10"><text:soft-page-break/>def say_goodbye(): </text:p>
      <text:p text:style-name="P11"><text:s text:c="4"/><text:span text:style-name="T5">print("goodbye")</text:span></text:p>
      <text:p text:style-name="P9"><text:span text:style-name="T11"># </text:span><text:span text:style-name="T12">旧功能</text:span><text:span text:style-name="T13"> </text:span><text:span text:style-name="T11">= </text:span><text:span text:style-name="T12">新功能</text:span><text:span text:style-name="T13"> <text:s/></text:span><text:span text:style-name="T11">+ </text:span><text:span text:style-name="T12">旧功能</text:span></text:p>
      <text:p text:style-name="P10">say_hello = print_func_name + say_hello</text:p>
      <text:p text:style-name="P11"><text:s text:c="4"/></text:p>
      <text:p text:style-name="P10">say_hello()</text:p>
      <text:p text:style-name="P10">say_goodbye()</text:p>
      <text:p text:style-name="P10">"""</text:p>
      <text:p text:style-name="P9"><text:span text:style-name="T7"># </text:span><text:span text:style-name="T8">缺点</text:span><text:span text:style-name="T7">:</text:span><text:span text:style-name="T8">定义完旧功能</text:span><text:span text:style-name="T7">,</text:span><text:span text:style-name="T8">需要在旧功能下面用内部函数覆盖</text:span><text:span text:style-name="T7">.</text:span></text:p>
      <text:p text:style-name="P10">"""</text:p>
      <text:p text:style-name="P10">def print_func_name(func): # func --&gt; say_hello</text:p>
      <text:p text:style-name="P11"><text:s text:c="4"/><text:span text:style-name="T5">def wrapper():</text:span></text:p>
      <text:p text:style-name="P9"><text:span text:style-name="T10"><text:s text:c="8"/></text:span><text:span text:style-name="T11"># </text:span><text:span text:style-name="T12">定义新功能</text:span></text:p>
      <text:p text:style-name="P11"><text:s text:c="8"/><text:span text:style-name="T5">print(func.__name__)</text:span></text:p>
      <text:p text:style-name="P9"><text:span text:style-name="T10"><text:s text:c="8"/></text:span><text:span text:style-name="T11"># </text:span><text:span text:style-name="T12">调用旧功能</text:span></text:p>
      <text:p text:style-name="P11"><text:s text:c="8"/><text:span text:style-name="T5">func()</text:span></text:p>
      <text:p text:style-name="P11"><text:s text:c="4"/><text:span text:style-name="T5">return wrapper</text:span></text:p>
      <text:p text:style-name="P9"><text:span text:style-name="T11"># </text:span><text:span text:style-name="T12">旧功能</text:span></text:p>
      <text:p text:style-name="P10">def say_hello():</text:p>
      <text:p text:style-name="P11"><text:s text:c="4"/><text:span text:style-name="T5">print("hello")</text:span></text:p>
      <text:p text:style-name="P10">def say_goodbye():</text:p>
      <text:p text:style-name="P11"><text:s text:c="4"/><text:span text:style-name="T5">print("goodbye")</text:span></text:p>
      <text:p text:style-name="P9"><text:span text:style-name="T11"># </text:span><text:span text:style-name="T12">旧功能</text:span><text:span text:style-name="T13"> </text:span><text:span text:style-name="T11">= </text:span><text:span text:style-name="T12">新功能</text:span><text:span text:style-name="T13"> <text:s/></text:span><text:span text:style-name="T11">+ </text:span><text:span text:style-name="T12">旧功能</text:span></text:p>
      <text:p text:style-name="P9"><text:span text:style-name="T11"># </text:span><text:span text:style-name="T12">旧功能</text:span><text:span text:style-name="T13"> </text:span><text:span text:style-name="T11">= </text:span><text:span text:style-name="T12">新功能</text:span><text:span text:style-name="T13"> </text:span><text:span text:style-name="T11">( </text:span><text:span text:style-name="T12">旧功能</text:span><text:span text:style-name="T13"> </text:span><text:span text:style-name="T11">) # </text:span><text:span text:style-name="T12">返回值是内部函数</text:span><text:span text:style-name="T11">(</text:span><text:span text:style-name="T12">新功能</text:span><text:span text:style-name="T13"> <text:s/></text:span><text:span text:style-name="T11">+ </text:span><text:span text:style-name="T12">旧功能</text:span><text:span text:style-name="T11">)</text:span></text:p>
      <text:p text:style-name="P10">say_hello = print_func_name(say_hello)</text:p>
      <text:p text:style-name="P10">say_goodbye = print_func_name(say_goodbye)</text:p>
      <text:p text:style-name="P9"><text:span text:style-name="T11">say_hello()# </text:span><text:span text:style-name="T12">调用内部函数</text:span></text:p>
      <text:p text:style-name="P10">say_goodbye()</text:p>
      <text:p text:style-name="P10">"""</text:p>
      <text:p text:style-name="P9"><text:soft-page-break/><text:span text:style-name="T7"># </text:span><text:span text:style-name="T8">缺点</text:span><text:span text:style-name="T7">:</text:span><text:span text:style-name="T8">如果参数不同，会异常．</text:span></text:p>
      <text:p text:style-name="P10">"""</text:p>
      <text:p text:style-name="P10">def print_func_name(func): # func --&gt; say_hello</text:p>
      <text:p text:style-name="P11"><text:s text:c="4"/><text:span text:style-name="T5">def wrapper():</text:span></text:p>
      <text:p text:style-name="P9"><text:span text:style-name="T10"><text:s text:c="8"/></text:span><text:span text:style-name="T11"># </text:span><text:span text:style-name="T12">定义新功能</text:span></text:p>
      <text:p text:style-name="P11"><text:s text:c="8"/><text:span text:style-name="T5">print(func.__name__)</text:span></text:p>
      <text:p text:style-name="P9"><text:span text:style-name="T10"><text:s text:c="8"/></text:span><text:span text:style-name="T11"># </text:span><text:span text:style-name="T12">调用旧功能</text:span></text:p>
      <text:p text:style-name="P11"><text:s text:c="8"/><text:span text:style-name="T5">func()</text:span></text:p>
      <text:p text:style-name="P11"><text:s text:c="4"/><text:span text:style-name="T5">return wrapper</text:span></text:p>
      <text:p text:style-name="P9"><text:span text:style-name="T11"># </text:span><text:span text:style-name="T12">旧功能</text:span></text:p>
      <text:p text:style-name="P10">@print_func_name # say_hello = print_func_name(say_hello)</text:p>
      <text:p text:style-name="P10">def say_hello():</text:p>
      <text:p text:style-name="P11"><text:s text:c="4"/><text:span text:style-name="T5">print("hello")</text:span></text:p>
      <text:p text:style-name="P10">@print_func_name # say_goodbye = print_func_name(say_goodbye)</text:p>
      <text:p text:style-name="P10">def say_goodbye():</text:p>
      <text:p text:style-name="P11"><text:s text:c="4"/><text:span text:style-name="T5">print("goodbye")</text:span></text:p>
      <text:p text:style-name="P9"><text:span text:style-name="T11">say_hello()# </text:span><text:span text:style-name="T12">调用内部函数</text:span></text:p>
      <text:p text:style-name="P10">say_goodbye()</text:p>
      <text:p text:style-name="P10">"""</text:p>
      <text:p text:style-name="P9"><text:span text:style-name="T7"># </text:span><text:span text:style-name="T8">缺点：旧功能的返回值丢失了</text:span></text:p>
      <text:p text:style-name="P10">"""</text:p>
      <text:p text:style-name="P10">def print_func_name(func): # func --&gt; say_hello</text:p>
      <text:p text:style-name="P9"><text:span text:style-name="T10"><text:s text:c="4"/></text:span><text:span text:style-name="T11">def wrapper(*args):# </text:span><text:span text:style-name="T12">星号元组形参</text:span></text:p>
      <text:p text:style-name="P9"><text:span text:style-name="T10"><text:s text:c="8"/></text:span><text:span text:style-name="T11"># </text:span><text:span text:style-name="T12">定义新功能</text:span></text:p>
      <text:p text:style-name="P11"><text:s text:c="8"/><text:span text:style-name="T5">print(func.__name__)</text:span></text:p>
      <text:p text:style-name="P9"><text:span text:style-name="T10"><text:s text:c="8"/></text:span><text:span text:style-name="T11"># </text:span><text:span text:style-name="T12">调用旧功能</text:span></text:p>
      <text:p text:style-name="P9"><text:span text:style-name="T10"><text:s text:c="8"/></text:span><text:span text:style-name="T11">func(*args)# </text:span><text:span text:style-name="T12">序列实参</text:span></text:p>
      <text:p text:style-name="P11"><text:soft-page-break/><text:s text:c="4"/><text:span text:style-name="T5">return wrapper</text:span></text:p>
      <text:p text:style-name="P9"><text:span text:style-name="T11"># </text:span><text:span text:style-name="T12">旧功能</text:span></text:p>
      <text:p text:style-name="P10">@print_func_name# say_hello = print_func_name(say_hello)</text:p>
      <text:p text:style-name="P10">def say_hello():</text:p>
      <text:p text:style-name="P11"><text:s text:c="4"/><text:span text:style-name="T5">print("hello")</text:span></text:p>
      <text:p text:style-name="P11"><text:s text:c="4"/><text:span text:style-name="T5">return 1</text:span></text:p>
      <text:p text:style-name="P10">@print_func_name# say_goodbye = print_func_name(say_goodbye)</text:p>
      <text:p text:style-name="P10">def say_goodbye(name):</text:p>
      <text:p text:style-name="P11"><text:s text:c="4"/><text:span text:style-name="T5">print(name,"goodbye")</text:span></text:p>
      <text:p text:style-name="P11"><text:s text:c="4"/><text:span text:style-name="T5">return 2</text:span></text:p>
      <text:p text:style-name="P9"><text:span text:style-name="T11">print(say_hello())# </text:span><text:span text:style-name="T12">调用内部函数</text:span></text:p>
      <text:p text:style-name="P10">print(say_goodbye("qtx"))</text:p>
      <text:p text:style-name="P10">"""</text:p>
      <text:p text:style-name="P8"><text:span text:style-name="T16">def </text:span>print_func_name(func): <text:span text:style-name="T9"># func --&gt; say_hello</text:span></text:p>
      <text:p text:style-name="P9"><text:span text:style-name="T6"><text:s text:c="4"/></text:span><text:span text:style-name="T18">def </text:span><text:span text:style-name="T4">wrapper(*args,**kwargs):</text:span></text:p>
      <text:p text:style-name="P9"><text:s text:c="8"/><text:span text:style-name="T7"># </text:span><text:span text:style-name="T8">定义新功能</text:span></text:p>
      <text:p text:style-name="P9"><text:span text:style-name="T6"><text:s text:c="8"/></text:span><text:span text:style-name="T17">print</text:span><text:span text:style-name="T4">(func.</text:span><text:span text:style-name="T19">__name__</text:span><text:span text:style-name="T4">)</text:span></text:p>
      <text:p text:style-name="P9"><text:s text:c="8"/><text:span text:style-name="T7"># </text:span><text:span text:style-name="T8">调用旧功能</text:span></text:p>
      <text:p text:style-name="P9"><text:span text:style-name="T6"><text:s text:c="8"/></text:span><text:span text:style-name="T18">return </text:span><text:span text:style-name="T4">func(*args,**kwargs)</text:span></text:p>
      <text:p text:style-name="P9"><text:s text:c="4"/><text:span text:style-name="T18">return </text:span><text:span text:style-name="T4">wrapper</text:span></text:p>
      <text:p text:style-name="P9"><text:span text:style-name="T7"># </text:span><text:span text:style-name="T8">旧功能</text:span></text:p>
      <text:p text:style-name="P8"><text:span text:style-name="T20">@print_func_name</text:span><text:span text:style-name="T9"># say_hello = print_func_name(say_hello)</text:span></text:p>
      <text:p text:style-name="P8"><text:span text:style-name="T16">def </text:span>say_hello():</text:p>
      <text:p text:style-name="P9"><text:s text:c="4"/><text:span text:style-name="T17">print</text:span><text:span text:style-name="T4">(</text:span><text:span text:style-name="T11">"hello"</text:span><text:span text:style-name="T4">)</text:span></text:p>
      <text:p text:style-name="P9"><text:s text:c="4"/><text:span text:style-name="T18">return </text:span><text:span text:style-name="T21">1</text:span></text:p>
      <text:p text:style-name="P8"><text:span text:style-name="T20">@print_func_name</text:span><text:span text:style-name="T9"># say_goodbye = print_func_name(say_goodbye)</text:span></text:p>
      <text:p text:style-name="P8"><text:soft-page-break/><text:span text:style-name="T16">def </text:span>say_goodbye(name):</text:p>
      <text:p text:style-name="P9"><text:s text:c="4"/><text:span text:style-name="T17">print</text:span><text:span text:style-name="T4">(name,</text:span><text:span text:style-name="T11">"goodbye"</text:span><text:span text:style-name="T4">)</text:span></text:p>
      <text:p text:style-name="P9"><text:s text:c="4"/><text:span text:style-name="T18">return </text:span><text:span text:style-name="T21">2</text:span></text:p>
      <text:p text:style-name="P9"><text:span text:style-name="T17">print</text:span><text:span text:style-name="T4">(say_hello())</text:span><text:span text:style-name="T7"># </text:span><text:span text:style-name="T8">调用内部函数</text:span></text:p>
      <text:p text:style-name="P12"><text:span text:style-name="T15">print</text:span>(say_goodbye(<text:span text:style-name="T14">"qtx"</text:span>))</text:p>
      <text:p text:style-name="P2">pycharm常用快捷键</text:p>
      <text:p text:style-name="P2">1、Ctrl + Enter：在下方新建行但不移动光标；</text:p>
      <text:p text:style-name="P2"/>
      <text:p text:style-name="P2">2、<text:span text:style-name="T22">Shift + Enter：在下方新建行并移到新行行首；</text:span></text:p>
      <text:p text:style-name="P2"/>
      <text:p text:style-name="P2">3、Ctrl + /：注释(取消注释)选择的行；</text:p>
      <text:p text:style-name="P2"/>
      <text:p text:style-name="P2">4、Ctrl + Alt + L：格式化代码(与QQ锁定热键冲突，关闭QQ的热键)；</text:p>
      <text:p text:style-name="P2"/>
      <text:p text:style-name="P2">5、<text:span text:style-name="T22">Ctrl + Shift + +：展开所有的代码块；</text:span></text:p>
      <text:p text:style-name="P3"/>
      <text:p text:style-name="P3">6、Ctrl + Shift + -：收缩所有的代码块；</text:p>
      <text:p text:style-name="P2"/>
      <text:p text:style-name="P2">7、<text:span text:style-name="T22">Ctrl + Alt + I：自动缩进行；</text:span></text:p>
      <text:p text:style-name="P2"/>
      <text:p text:style-name="P2">8、<text:span text:style-name="T22">Alt + Enter：优化代码，提示信息实现自动导包</text:span>；</text:p>
      <text:p text:style-name="P2"/>
      <text:p text:style-name="P2">9、Ctrl + Shift + F：高级查找；</text:p>
      <text:p text:style-name="P2"/>
      <text:p text:style-name="P2">10、Alt + Shift + Q：更新代码到远程服务器；</text:p>
      <text:p text:style-name="P2"/>
      <text:p text:style-name="P2">11、Ctrl + N 查找所有的类的名称</text:p>
      <text:p text:style-name="P2"/>
      <text:p text:style-name="P6">12、Ctrl + Shift + N 查找项目中的任何文件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Source Code Pro" svg:font-family="'Source Code Pr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d-expand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9:00:27.346160866</meta:creation-date>
    <dc:date>2019-07-22T20:22:12.388587811</dc:date>
    <meta:editing-duration>PT20M56S</meta:editing-duration>
    <meta:editing-cycles>1</meta:editing-cycles>
    <meta:document-statistic meta:table-count="0" meta:image-count="0" meta:object-count="0" meta:page-count="6" meta:paragraph-count="159" meta:word-count="947" meta:character-count="3250" meta:non-whitespace-character-count="2768"/>
    <meta:generator>LibreOffice/6.0.7.3$Linux_X86_64 LibreOffice_project/00m0$Build-3</meta:generator>
  </office:meta>
</office:document-meta>
</file>